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4bd5e" draw:textarea-horizontal-align="center" draw:textarea-vertical-align="top" fo:padding-top="0.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7" style:family="graphic" style:parent-style-name="standard">
      <style:graphic-properties draw:marker-end="Linienende_20_3" draw:marker-end-width="0.3cm" draw:textarea-horizontal-align="center" draw:textarea-vertical-align="middle"/>
    </style:style>
    <style:style style:name="gr8" style:family="graphic" style:parent-style-name="standard">
      <style:graphic-properties draw:marker-end="Linienende_20_4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ffcc" draw:textarea-horizontal-align="center" draw:textarea-vertical-align="middle"/>
    </style:style>
    <style:style style:name="gr10" style:family="graphic" style:parent-style-name="standard">
      <style:graphic-properties draw:marker-end="Linienende_20_6" draw:marker-end-width="0.3cm" draw:textarea-horizontal-align="center" draw:textarea-vertical-align="middle"/>
    </style:style>
    <style:style style:name="gr11" style:family="graphic" style:parent-style-name="standard">
      <style:graphic-properties draw:marker-end="Linienende_20_7" draw:marker-end-width="0.3cm" draw:textarea-horizontal-align="center" draw:textarea-vertical-align="middle"/>
    </style:style>
    <style:style style:name="gr12" style:family="graphic" style:parent-style-name="standard">
      <style:graphic-properties draw:marker-end="Linienende_20_8" draw:marker-end-width="0.3cm" draw:textarea-horizontal-align="center" draw:textarea-vertical-align="middle"/>
    </style:style>
    <style:style style:name="gr13" style:family="graphic" style:parent-style-name="standard">
      <style:graphic-properties draw:marker-end="Linienende_20_9" draw:marker-end-width="0.3cm" draw:textarea-horizontal-align="center" draw:textarea-vertical-align="middle"/>
    </style:style>
    <style:style style:name="gr14" style:family="graphic" style:parent-style-name="standard">
      <style:graphic-properties draw:marker-end="Linienende_20_10" draw:marker-end-width="0.3cm" draw:textarea-horizontal-align="center" draw:textarea-vertical-align="middle"/>
    </style:style>
    <style:style style:name="gr15" style:family="graphic" style:parent-style-name="standard">
      <style:graphic-properties draw:marker-end="Linienende_20_11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79cm"/>
    </style:style>
    <style:style style:name="gr17" style:family="graphic" style:parent-style-name="standard">
      <style:graphic-properties svg:stroke-width="0.1cm" svg:stroke-color="#008000" draw:marker-start-width="0.35cm" draw:marker-end="Linienende_20_12" draw:marker-end-width="0.45cm" draw:fill="solid" draw:fill-color="#ccccff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text-properties fo:color="#ffffff" fo:font-size="10pt" fo:font-weight="bold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color="#ffffff" fo:font-size="10pt" fo:font-weight="bold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gross">
        <draw:rect draw:style-name="gr1" draw:text-style-name="P1" draw:layer="layout" svg:width="6.375cm" svg:height="12.375cm" svg:x="10.875cm" svg:y="0.25cm">
          <text:p><text:span text:style-name="T1">AJAX Seitenabruf</text:span></text:p>
        </draw:rect>
        <draw:rect draw:style-name="gr1" draw:text-style-name="P1" draw:layer="layout" svg:width="4.5cm" svg:height="12.375cm" svg:x="5.875cm" svg:y="0.25cm">
          <text:p><text:span text:style-name="T1">gewöhnlicher Seitenabruf</text:span></text:p>
        </draw:rect>
        <draw:ellipse draw:style-name="gr2" xml:id="id7" draw:id="id7" draw:layer="layout" svg:width="2.375cm" svg:height="0.625cm" svg:x="0.375cm" svg:y="9.375cm">
          <text:p>WebServer</text:p>
        </draw:ellipse>
        <draw:ellipse draw:style-name="gr2" xml:id="id1" draw:id="id1" draw:layer="layout" svg:width="2.5cm" svg:height="0.75cm" svg:x="0.25cm" svg:y="0.25cm">
          <text:p>WebBrowser</text:p>
        </draw:ellipse>
        <draw:ellipse draw:style-name="gr2" xml:id="id2" draw:id="id2" draw:layer="layout" svg:width="3.75cm" svg:height="0.75cm" svg:x="2.75cm" svg:y="8cm">
          <text:p>XMLHttpRequest</text:p>
        </draw:ellipse>
        <draw:ellipse draw:style-name="gr2" xml:id="id3" draw:id="id3" draw:layer="layout" svg:width="3cm" svg:height="0.75cm" svg:x="2.75cm" svg:y="5.25cm">
          <text:p>Dom</text:p>
        </draw:ellipse>
        <draw:connector draw:style-name="gr3" draw:layer="layout" svg:x1="1.5cm" svg:y1="1cm" svg:x2="2.75cm" svg:y2="8.375cm" draw:start-shape="id1" draw:start-glue-point="2" draw:end-shape="id2" draw:end-glue-point="3" svg:d="M1500 1000v7375h1250">
          <text:p/>
        </draw:connector>
        <draw:connector draw:style-name="gr3" draw:layer="layout" svg:x1="1.5cm" svg:y1="1cm" svg:x2="2.75cm" svg:y2="5.625cm" draw:start-shape="id1" draw:start-glue-point="2" draw:end-shape="id3" draw:end-glue-point="3" svg:d="M1500 1000v4625h1250">
          <text:p/>
        </draw:connector>
        <draw:ellipse draw:style-name="gr2" xml:id="id4" draw:id="id4" draw:layer="layout" svg:width="2.75cm" svg:height="0.625cm" svg:x="2.5cm" svg:y="2.75cm">
          <text:p>HttpRequest</text:p>
        </draw:ellipse>
        <draw:custom-shape draw:style-name="gr4" draw:text-style-name="P2" xml:id="id5" draw:id="id5" draw:layer="layout" svg:width="1.25cm" svg:height="0.5cm" svg:x="4.375cm" svg:y="3.625cm">
          <text:p text:style-name="P2">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1.25cm" svg:height="0.5cm" svg:x="4.375cm" svg:y="4.375cm">
          <text:p text:style-name="P2">P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3.875cm" svg:y1="3.375cm" svg:x2="4.375cm" svg:y2="3.875cm" draw:start-shape="id4" draw:start-glue-point="2" draw:end-shape="id5" draw:end-glue-point="3" svg:d="M3875 3375v500h500">
          <text:p/>
        </draw:connector>
        <draw:connector draw:style-name="gr3" draw:layer="layout" svg:x1="3.875cm" svg:y1="3.375cm" svg:x2="4.375cm" svg:y2="4.625cm" draw:start-shape="id4" draw:start-glue-point="2" draw:end-shape="id6" svg:d="M3875 3375v1250h500">
          <text:p/>
        </draw:connector>
        <draw:connector draw:style-name="gr3" draw:layer="layout" svg:x1="1.5cm" svg:y1="1cm" svg:x2="2.5cm" svg:y2="3.062cm" draw:start-shape="id1" draw:start-glue-point="2" draw:end-shape="id4" draw:end-glue-point="3" svg:d="M1500 1000v2062h1000">
          <text:p/>
        </draw:connector>
        <draw:ellipse draw:style-name="gr2" xml:id="id8" draw:id="id8" draw:layer="layout" svg:width="2.625cm" svg:height="0.75cm" svg:x="2.25cm" svg:y="11.5cm">
          <text:p>MyPage.aspx</text:p>
        </draw:ellipse>
        <draw:connector draw:style-name="gr3" draw:layer="layout" svg:x1="1.562cm" svg:y1="10cm" svg:x2="2.25cm" svg:y2="11.875cm" draw:start-shape="id7" draw:start-glue-point="2" draw:end-shape="id8" draw:end-glue-point="3" svg:d="M1562 10000v1875h688">
          <text:p/>
        </draw:connector>
        <draw:rect draw:style-name="gr5" xml:id="id9" draw:id="id9" draw:layer="layout" svg:width="3cm" svg:height="0.5cm" svg:x="6.5cm" svg:y="3.625cm">
          <draw:glue-point draw:id="4" svg:x="-3.75cm" svg:y="5cm"/>
          <draw:glue-point draw:id="5" svg:x="3.75cm" svg:y="5cm"/>
          <draw:glue-point draw:id="6" svg:x="1.958cm" svg:y="5cm"/>
          <text:p/>
        </draw:rect>
        <draw:connector draw:style-name="gr3" draw:layer="layout" svg:x1="5.625cm" svg:y1="3.875cm" svg:x2="6.5cm" svg:y2="3.875cm" draw:start-shape="id5" draw:start-glue-point="1" draw:end-shape="id9" draw:end-glue-point="3" svg:d="M5625 3875h875">
          <text:p/>
        </draw:connector>
        <draw:rect draw:style-name="gr5" xml:id="id10" draw:id="id10" draw:layer="layout" svg:width="0.875cm" svg:height="0.5cm" svg:x="7.375cm" svg:y="11.625cm">
          <text:p/>
        </draw:rect>
        <draw:connector draw:style-name="gr6" draw:layer="layout" draw:type="line" svg:x1="6.875cm" svg:y1="4.125cm" svg:x2="7.375cm" svg:y2="11.875cm" draw:start-shape="id9" draw:start-glue-point="4" draw:end-shape="id10" draw:end-glue-point="3" svg:d="M6875 4125l500 7750">
          <text:p/>
        </draw:connector>
        <draw:connector draw:style-name="gr7" draw:layer="layout" draw:type="line" svg:x1="8.25cm" svg:y1="11.875cm" svg:x2="8.587cm" svg:y2="4.125cm" draw:start-shape="id10" draw:start-glue-point="1" draw:end-shape="id9" draw:end-glue-point="6" svg:d="M8250 11875l337-7750">
          <text:p/>
        </draw:connector>
        <draw:connector draw:style-name="gr3" draw:layer="layout" svg:x1="4.875cm" svg:y1="11.875cm" svg:x2="7.375cm" svg:y2="11.875cm" draw:start-shape="id8" draw:start-glue-point="1" draw:end-shape="id10" draw:end-glue-point="3" svg:d="M4875 11875h2500">
          <text:p/>
        </draw:connector>
        <draw:rect draw:style-name="gr5" xml:id="id11" draw:id="id11" draw:layer="layout" svg:width="8cm" svg:height="1cm" svg:x="9.375cm" svg:y="5.125cm">
          <draw:glue-point draw:id="4" svg:x="1.957cm" svg:y="5cm"/>
          <draw:glue-point draw:id="5" svg:x="2.971cm" svg:y="5cm"/>
          <text:p/>
        </draw:rect>
        <draw:connector draw:style-name="gr3" draw:layer="layout" svg:x1="5.75cm" svg:y1="5.625cm" svg:x2="9.375cm" svg:y2="5.625cm" draw:start-shape="id3" draw:start-glue-point="1" draw:end-shape="id11" draw:end-glue-point="3" svg:d="M5750 5625h3625">
          <text:p/>
        </draw:connector>
        <draw:connector draw:style-name="gr8" draw:layer="layout" draw:type="line" svg:x1="9.125cm" svg:y1="4.125cm" svg:x2="9.375cm" svg:y2="5.625cm" draw:start-shape="id9" draw:start-glue-point="5" draw:end-shape="id11" draw:end-glue-point="3" svg:d="M9125 4125l250 1500">
          <text:p/>
        </draw:connector>
        <draw:rect draw:style-name="gr9" xml:id="id13" draw:id="id13" draw:layer="layout" svg:width="4.375cm" svg:height="0.625cm" svg:x="11.5cm" svg:y="6.875cm">
          <draw:glue-point draw:id="4" svg:x="-4.375cm" svg:y="5.008cm"/>
          <draw:glue-point draw:id="5" svg:x="3.75cm" svg:y="5.008cm"/>
          <draw:glue-point draw:id="6" svg:x="0.814cm" svg:y="-4.992cm"/>
          <draw:glue-point draw:id="7" svg:x="2.442cm" svg:y="-4.992cm"/>
          <draw:glue-point draw:id="8" svg:x="1.512cm" svg:y="5.008cm"/>
          <draw:glue-point draw:id="9" svg:x="3.838cm" svg:y="-4.992cm"/>
          <text:p>asynchroner RPC</text:p>
        </draw:rect>
        <draw:connector draw:style-name="gr3" draw:layer="layout" svg:x1="5.375cm" svg:y1="7.187cm" svg:x2="11.5cm" svg:y2="7.187cm" draw:start-shape="id12" draw:start-glue-point="1" draw:end-shape="id13" draw:end-glue-point="3" svg:d="M5375 7187h6125">
          <text:p/>
        </draw:connector>
        <draw:rect draw:style-name="gr5" xml:id="id14" draw:id="id14" draw:layer="layout" svg:width="1.75cm" svg:height="0.5cm" svg:x="12.25cm" svg:y="8.125cm">
          <draw:glue-point draw:id="4" svg:x="-2cm" svg:y="2.5cm"/>
          <draw:glue-point draw:id="5" svg:x="-3cm" svg:y="5cm"/>
          <draw:glue-point draw:id="6" svg:x="3cm" svg:y="5cm"/>
          <text:p/>
        </draw:rect>
        <draw:connector draw:style-name="gr3" draw:layer="layout" svg:x1="6.5cm" svg:y1="8.375cm" svg:x2="12.25cm" svg:y2="8.375cm" draw:start-shape="id2" draw:start-glue-point="1" draw:end-shape="id14" draw:end-glue-point="3" svg:d="M6500 8375h5750">
          <text:p/>
        </draw:connector>
        <draw:connector draw:style-name="gr10" draw:layer="layout" draw:type="line" svg:x1="11.773cm" svg:y1="7.5cm" svg:x2="12.25cm" svg:y2="8.375cm" draw:start-shape="id13" draw:start-glue-point="4" draw:end-shape="id14" draw:end-glue-point="3" svg:d="M11773 7500l477 875">
          <text:p/>
        </draw:connector>
        <draw:ellipse draw:style-name="gr2" xml:id="id12" draw:id="id12" draw:layer="layout" svg:width="2.625cm" svg:height="0.625cm" svg:x="2.75cm" svg:y="6.875cm">
          <text:p>JavaScript</text:p>
        </draw:ellipse>
        <draw:connector draw:style-name="gr3" draw:layer="layout" svg:x1="1.5cm" svg:y1="1cm" svg:x2="2.75cm" svg:y2="7.187cm" draw:start-shape="id1" draw:start-glue-point="2" draw:end-shape="id12" draw:end-glue-point="3" svg:d="M1500 1000v6187h1250">
          <text:p/>
        </draw:connector>
        <draw:rect draw:style-name="gr5" xml:id="id15" draw:id="id15" draw:layer="layout" svg:width="0.625cm" svg:height="0.5cm" svg:x="12.75cm" svg:y="11.625cm">
          <text:p/>
        </draw:rect>
        <draw:connector draw:style-name="gr11" draw:layer="layout" draw:type="line" svg:x1="12.6cm" svg:y1="8.625cm" svg:x2="12.75cm" svg:y2="11.875cm" draw:start-shape="id14" draw:start-glue-point="5" draw:end-shape="id15" draw:end-glue-point="3" svg:d="M12600 8625l150 3250">
          <text:p/>
        </draw:connector>
        <draw:connector draw:style-name="gr12" draw:layer="layout" draw:type="line" svg:x1="13.375cm" svg:y1="11.875cm" svg:x2="13.65cm" svg:y2="8.625cm" draw:start-shape="id15" draw:start-glue-point="1" draw:end-shape="id14" draw:end-glue-point="6" svg:d="M13375 11875l275-3250">
          <text:p/>
        </draw:connector>
        <draw:connector draw:style-name="gr13" draw:layer="layout" draw:type="line" svg:x1="14cm" svg:y1="8.375cm" svg:x2="14.348cm" svg:y2="7.5cm" draw:start-shape="id14" draw:start-glue-point="1" draw:end-shape="id13" draw:end-glue-point="8" svg:d="M14000 8375l348-875">
          <text:p/>
        </draw:connector>
        <draw:connector draw:style-name="gr3" draw:layer="layout" svg:x1="8.25cm" svg:y1="11.875cm" svg:x2="12.75cm" svg:y2="11.875cm" draw:start-shape="id10" draw:start-glue-point="1" draw:end-shape="id15" svg:d="M8250 11875h4500">
          <text:p/>
        </draw:connector>
        <draw:connector draw:style-name="gr14" draw:layer="layout" draw:type="line" svg:x1="14.755cm" svg:y1="6.875cm" svg:x2="14.94cm" svg:y2="6.125cm" draw:start-shape="id13" draw:start-glue-point="7" draw:end-shape="id11" draw:end-glue-point="4" svg:d="M14755 6875l185-750">
          <text:p/>
        </draw:connector>
        <draw:connector draw:style-name="gr15" draw:layer="layout" draw:type="line" svg:x1="15.366cm" svg:y1="6.875cm" svg:x2="15.751cm" svg:y2="6.125cm" draw:start-shape="id13" draw:start-glue-point="9" draw:end-shape="id11" draw:end-glue-point="5" svg:d="M15366 6875l385-750">
          <text:p/>
        </draw:connector>
        <draw:frame draw:style-name="gr16" draw:layer="layout" svg:width="2.5cm" svg:height="0.779cm" svg:x="14.75cm" svg:y="5.221cm">
          <draw:text-box>
            <text:p>Ergebnis im DOM abbilden</text:p>
          </draw:text-box>
        </draw:frame>
        <draw:ellipse draw:style-name="gr2" xml:id="id16" draw:id="id16" draw:layer="layout" svg:width="2.75cm" svg:height="0.625cm" svg:x="2.5cm" svg:y="1.625cm">
          <text:p>Anzeige HTML</text:p>
        </draw:ellipse>
        <draw:connector draw:style-name="gr3" draw:layer="layout" svg:x1="1.5cm" svg:y1="1cm" svg:x2="2.5cm" svg:y2="1.937cm" draw:start-shape="id1" draw:start-glue-point="2" draw:end-shape="id16" draw:end-glue-point="3" svg:d="M1500 1000v937h1000">
          <text:p/>
        </draw:connector>
        <draw:line draw:style-name="gr17" draw:layer="layout" svg:x1="5.875cm" svg:y1="13.125cm" svg:x2="17.75cm" svg:y2="13.125cm">
          <text:p/>
        </draw:line>
        <draw:frame draw:style-name="gr18" draw:layer="layout" svg:width="1.75cm" svg:height="0.5cm" svg:x="5.875cm" svg:y="13.25cm">
          <draw:text-box>
            <text:p>Ze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Linienende_20_1" draw:display-name="Linienende 1" svg:viewBox="0 0 20 30" svg:d="M10 0l-10 30h20z"/>
    <draw:marker draw:name="Linienende_20_10" draw:display-name="Linienende 10" svg:viewBox="0 0 20 30" svg:d="M10 0l-10 30h20z"/>
    <draw:marker draw:name="Linienende_20_11" draw:display-name="Linienende 11" svg:viewBox="0 0 20 30" svg:d="M10 0l-10 30h20z"/>
    <draw:marker draw:name="Linienende_20_12" draw:display-name="Linienende 12" svg:viewBox="0 0 20 30" svg:d="M10 0l-10 30h20z"/>
    <draw:marker draw:name="Linienende_20_3" draw:display-name="Linienende 3" svg:viewBox="0 0 20 30" svg:d="M10 0l-10 30h20z"/>
    <draw:marker draw:name="Linienende_20_4" draw:display-name="Linienende 4" svg:viewBox="0 0 20 30" svg:d="M10 0l-10 30h20z"/>
    <draw:marker draw:name="Linienende_20_6" draw:display-name="Linienende 6" svg:viewBox="0 0 20 30" svg:d="M10 0l-10 30h20z"/>
    <draw:marker draw:name="Linienende_20_7" draw:display-name="Linienende 7" svg:viewBox="0 0 20 30" svg:d="M10 0l-10 30h20z"/>
    <draw:marker draw:name="Linienende_20_8" draw:display-name="Linienende 8" svg:viewBox="0 0 20 30" svg:d="M10 0l-10 30h20z"/>
    <draw:marker draw:name="Linienende_20_9" draw:display-name="Linienende 9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0-10-10T22:29:35.95</meta:creation-date>
    <dc:language>de-DE</dc:language>
    <meta:editing-cycles>4</meta:editing-cycles>
    <meta:editing-duration>PT7M50S</meta:editing-duration>
    <dc:title>web-gross</dc:title>
    <meta:initial-creator>Martin Korneffel</meta:initial-creator>
    <dc:date>2015-05-25T23:33:35.29</dc:date>
    <dc:creator>Martin Korneffel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web-gross" xlink:href="../web-gross.otg" meta:date="2010-10-10T22:29:35.61"/>
  </office:meta>
</office:document-meta>
</file>